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Dossier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Recherche </text:p>
          </table:table-cell>
          <table:table-cell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héritag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Famille 2</text:p>
          </table:table-cell>
          <table:table-cell table:style-name="ce4" table:number-columns-repeated="2"/>
          <table:table-cell table:style-name="ce4" office:value-type="string">
            <text:p>TST_GOODFAMIMP2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5" office:value-type="string">
            <text:p>CFLDID</text:p>
          </table:table-cell>
          <table:table-cell office:value-type="string">
            <text:p>TST_SEARCH8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DFLDID</text:p>
          </table:table-cell>
          <table:table-cell office:value-type="string">
            <text:p>TST_FOLDER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lfamily(D,TEST):CT[],?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8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7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7:02:48</dc:date>
    <dc:creator>Eric Brison</dc:creator>
    <meta:generator>LibreOffice/3.4$Linux LibreOffice_project/340m1$Build-402</meta:generator>
    <meta:editing-duration>P2DT7H25M20S</meta:editing-duration>
    <meta:editing-cycles>50</meta:editing-cycles>
    <meta:document-statistic meta:table-count="1" meta:cell-count="116" meta:object-count="0"/>
  </office:meta>
</office:document-meta>
</file>